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eelawadee" svg:font-family="Leelawade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3c6cd"/>
    </style:style>
    <style:style style:name="P2" style:family="paragraph" style:parent-style-name="Standard">
      <style:text-properties style:font-name="Leelawadee" officeooo:paragraph-rsid="0013c6cd"/>
    </style:style>
    <style:style style:name="P3" style:family="paragraph" style:parent-style-name="Text_20_body">
      <style:text-properties style:font-name="Leelawadee" officeooo:paragraph-rsid="001b8a4b"/>
    </style:style>
    <style:style style:name="P4" style:family="paragraph" style:parent-style-name="Text_20_body">
      <style:text-properties style:font-name="Leelawadee" officeooo:paragraph-rsid="001bc9e1"/>
    </style:style>
    <style:style style:name="P5" style:family="paragraph" style:parent-style-name="Text_20_body">
      <style:text-properties style:font-name="Leelawadee" officeooo:paragraph-rsid="001d92eb"/>
    </style:style>
    <style:style style:name="P6" style:family="paragraph" style:parent-style-name="Text_20_body">
      <style:text-properties officeooo:paragraph-rsid="001bc9e1"/>
    </style:style>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6">
      <style:text-properties officeooo:paragraph-rsid="001bc9e1"/>
    </style:style>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list-style-name="L27"/>
    <style:style style:name="P24" style:family="paragraph" style:parent-style-name="Text_20_body" style:list-style-name="L28"/>
    <style:style style:name="P25" style:family="paragraph" style:parent-style-name="Text_20_body" style:list-style-name="L29"/>
    <style:style style:name="P26" style:family="paragraph" style:parent-style-name="Text_20_body" style:list-style-name="L30"/>
    <style:style style:name="P27" style:family="paragraph" style:parent-style-name="Text_20_body" style:list-style-name="L31"/>
    <style:style style:name="P28" style:family="paragraph" style:parent-style-name="Text_20_body" style:list-style-name="L32"/>
    <style:style style:name="P29" style:family="paragraph" style:parent-style-name="Text_20_body" style:list-style-name="L33"/>
    <style:style style:name="P30" style:family="paragraph" style:parent-style-name="Text_20_body" style:list-style-name="L34"/>
    <style:style style:name="P31" style:family="paragraph" style:parent-style-name="Text_20_body" style:list-style-name="L35"/>
    <style:style style:name="P32" style:family="paragraph" style:parent-style-name="Text_20_body" style:list-style-name="L36"/>
    <style:style style:name="P33" style:family="paragraph" style:parent-style-name="Text_20_body" style:list-style-name="L37"/>
    <style:style style:name="P34" style:family="paragraph" style:parent-style-name="Text_20_body" style:list-style-name="L39"/>
    <style:style style:name="P35" style:family="paragraph" style:parent-style-name="Text_20_body" style:list-style-name="L40"/>
    <style:style style:name="P36" style:family="paragraph" style:parent-style-name="Text_20_body" style:list-style-name="L41"/>
    <style:style style:name="P37" style:family="paragraph" style:parent-style-name="Text_20_body" style:list-style-name="L42"/>
    <style:style style:name="P38" style:family="paragraph" style:parent-style-name="Text_20_body" style:list-style-name="L43"/>
    <style:style style:name="P39" style:family="paragraph" style:parent-style-name="Text_20_body" style:list-style-name="L44"/>
    <style:style style:name="P40" style:family="paragraph" style:parent-style-name="Text_20_body">
      <style:text-properties officeooo:paragraph-rsid="001d92eb"/>
    </style:style>
    <style:style style:name="P41" style:family="paragraph" style:parent-style-name="Text_20_body" style:list-style-name="L45">
      <style:text-properties officeooo:paragraph-rsid="001d92e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ize="20pt" style:text-underline-style="none" fo:font-weight="bold" style:font-size-asian="20pt" style:font-weight-asian="bold" style:font-size-complex="20pt" style:font-weight-complex="bold"/>
    </style:style>
    <style:style style:name="T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font-size="20pt" style:text-underline-style="solid" style:text-underline-width="auto" style:text-underline-color="font-color" fo:font-weight="bold" officeooo:rsid="001b8a4b" style:font-size-asian="20pt" style:font-weight-asian="bold" style:font-size-complex="20pt" style:font-weight-complex="bold"/>
    </style:style>
    <style:style style:name="T7" style:family="text">
      <style:text-properties fo:font-size="42pt" style:text-underline-style="solid" style:text-underline-width="auto" style:text-underline-color="font-color" fo:font-weight="bold" style:font-size-asian="42pt" style:font-weight-asian="bold" style:font-size-complex="42pt" style:font-weight-complex="bold"/>
    </style:style>
    <style:style style:name="T8"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9" style:family="text">
      <style:text-properties style:font-name="Leelawadee"/>
    </style:style>
    <style:style style:name="T10" style:family="text">
      <style:text-properties style:font-name="Leelawadee" style:text-underline-style="none"/>
    </style:style>
    <style:style style:name="T11" style:family="text">
      <style:text-properties style:font-name="Leelawadee" style:text-underline-style="none" fo:font-weight="normal" style:font-weight-asian="normal" style:font-weight-complex="normal"/>
    </style:style>
    <style:style style:name="T12" style:family="text">
      <style:text-properties style:font-name="Leelawadee" style:text-underline-style="none" fo:font-weight="normal" officeooo:rsid="001d92eb" style:font-weight-asian="normal" style:font-weight-complex="normal"/>
    </style:style>
    <style:style style:name="T13" style:family="text">
      <style:text-properties style:font-name="Leelawadee" style:text-underline-style="none" fo:font-weight="bold" style:font-weight-asian="bold" style:font-weight-complex="bold"/>
    </style:style>
    <style:style style:name="T14" style:family="text">
      <style:text-properties style:font-name="Leelawadee" fo:font-size="28pt" style:text-underline-style="solid" style:text-underline-width="auto" style:text-underline-color="font-color" fo:font-weight="bold" style:font-size-asian="28pt" style:font-weight-asian="bold" style:font-size-complex="28pt" style:font-weight-complex="bold"/>
    </style:style>
    <style:style style:name="T15" style:family="text">
      <style:text-properties style:font-name="Leelawadee" fo:font-size="20pt" style:text-underline-style="solid" style:text-underline-width="auto" style:text-underline-color="font-color" fo:font-weight="bold" style:font-size-asian="20pt" style:font-weight-asian="bold" style:font-size-complex="20pt" style:font-weight-complex="bold"/>
    </style:style>
    <style:style style:name="T16" style:family="text">
      <style:text-properties style:font-name="Leelawadee" fo:font-size="20pt" style:text-underline-style="none" fo:font-weight="bold" style:font-size-asian="20pt" style:font-weight-asian="bold" style:font-size-complex="20pt" style:font-weight-complex="bold"/>
    </style:style>
    <style:style style:name="T17" style:family="text">
      <style:text-properties style:font-name="Leelawadee" officeooo:rsid="001bc9e1"/>
    </style:style>
    <style:style style:name="T18" style:family="text">
      <style:text-properties style:font-name="Leelawadee" fo:font-size="26pt" style:text-underline-style="none" fo:font-weight="normal" officeooo:rsid="001d92eb" style:font-size-asian="26pt" style:font-weight-asian="normal" style:font-size-complex="26pt" style:font-weight-complex="normal"/>
    </style:style>
    <style:style style:name="T19" style:family="text">
      <style:text-properties style:font-name="Leelawadee" fo:font-size="26pt" style:text-underline-style="none" officeooo:rsid="001d92eb" style:font-size-asian="26pt" style:font-size-complex="26pt"/>
    </style:style>
    <style:style style:name="T20" style:family="text">
      <style:text-properties style:font-name="Leelawadee" fo:font-size="26pt" style:text-underline-style="none" fo:font-weight="bold" officeooo:rsid="001d92eb" style:font-size-asian="26pt" style:font-weight-asian="bold" style:font-size-complex="26pt" style:font-weight-complex="bold"/>
    </style:style>
    <style:style style:name="T21" style:family="text">
      <style:text-properties style:font-name="Leelawadee" fo:font-size="26pt" fo:font-weight="bold" officeooo:rsid="001d92eb" style:font-size-asian="26pt" style:font-weight-asian="bold" style:font-size-complex="26pt" style:font-weight-complex="bold"/>
    </style:style>
    <style:style style:name="T22" style:family="text">
      <style:text-properties style:font-name="Leelawadee" fo:font-size="26pt" style:text-underline-style="solid" style:text-underline-width="auto" style:text-underline-color="font-color" fo:font-weight="bold" officeooo:rsid="001d92eb" style:font-size-asian="26pt" style:font-weight-asian="bold" style:font-size-complex="26pt" style:font-weight-complex="bold"/>
    </style:style>
    <style:style style:name="T23" style:family="text">
      <style:text-properties officeooo:rsid="001bc9e1"/>
    </style:style>
    <style:style style:name="T24" style:family="text">
      <style:text-properties fo:color="#c9211e" loext:opacity="100%" style:font-name="Leelawadee" fo:font-size="20pt" style:text-underline-style="solid" style:text-underline-width="auto" style:text-underline-color="font-color" fo:font-weight="bold" style:font-size-asian="20pt" style:font-weight-asian="bold" style:font-size-complex="20pt" style:font-weight-complex="bold"/>
    </style:style>
    <style:style style:name="T25" style:family="text">
      <style:text-properties fo:color="#c9211e" loext:opacity="100%" style:font-name="Leelawadee" fo:font-size="28pt" style:text-underline-style="solid" style:text-underline-width="auto" style:text-underline-color="font-color" fo:font-weight="bold" style:font-size-asian="28pt" style:font-weight-asian="bold" style:font-size-complex="28pt" style:font-weight-complex="bold"/>
    </style:style>
    <style:style style:name="T26" style:family="text">
      <style:text-properties fo:color="#3465a4" loext:opacity="100%" style:font-name="Leelawadee" fo:font-size="28pt" style:text-underline-style="solid" style:text-underline-width="auto" style:text-underline-color="font-color" fo:font-weight="bold" style:font-size-asian="28pt" style:font-weight-asian="bold" style:font-size-complex="28pt" style:font-weight-complex="bold"/>
    </style:style>
    <style:style style:name="T27" style:family="text">
      <style:text-properties fo:color="#3465a4" loext:opacity="100%" style:font-name="Leelawadee"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61459104" text:style-name="L16">
        <text:list-header>
          <text:p text:style-name="P14"><text:span text:style-name="T11"><text:line-break/><text:line-break/><text:line-break/></text:span><text:span text:style-name="T26">RESUMEN GENERAL:</text:span><text:span text:style-name="T11"><text:line-break/><text:line-break/></text:span></text:p>
        </text:list-header>
        <text:list-item>
          <text:p text:style-name="P14"><text:span text:style-name="Strong_20_Emphasis"><text:span text:style-name="T10">Importación de bibliotecas</text:span></text:span><text:span text:style-name="T11">: Importa las bibliotecas necesarias, como Pandas para manipulación de datos, NumPy para operaciones numéricas y Matplotlib/Seaborn para visualización.</text:span></text:p>
        </text:list-item>
        <text:list-item text:style-override="L18">
          <text:p text:style-name="P15"><text:span text:style-name="Strong_20_Emphasis"><text:span text:style-name="T9">Carga de datos</text:span></text:span><text:span text:style-name="T9">: Utiliza Pandas para cargar tus datos desde diferentes fuentes, como archivos CSV, Excel, bases de datos SQL, etc., y almacenarlos en un DataFrame para su manipulación y análisis.</text:span></text:p>
        </text:list-item>
        <text:list-item text:style-override="L19">
          <text:p text:style-name="P16"><text:span text:style-name="Strong_20_Emphasis"><text:span text:style-name="T9">Limpieza de datos</text:span></text:span><text:span text:style-name="T9">: Realiza una limpieza exhaustiva de los datos, incluyendo la identificación y manejo de valores atípicos, valores perdidos, duplicados y errores de formato. Esto garantiza que los datos estén en un estado adecuado para el análisis posterior.</text:span></text:p>
        </text:list-item>
        <text:list-item text:style-override="L20">
          <text:p text:style-name="P17"><text:span text:style-name="Strong_20_Emphasis"><text:span text:style-name="T9">Transformación de datos</text:span></text:span><text:span text:style-name="T9">: Aplica transformaciones necesarias a tus datos, como la conversión de tipos de datos (por ejemplo, fechas, strings a numéricos), normalización de variables y creación de características derivadas para mejorar la calidad de los datos y prepararlos para análisis más avanzados.</text:span></text:p>
        </text:list-item>
        <text:list-item text:style-override="L21">
          <text:p text:style-name="P18"><text:span text:style-name="Strong_20_Emphasis"><text:span text:style-name="T9">Análisis Exploratorio de Datos (EDA)</text:span></text:span><text:span text:style-name="T9">: Utiliza una variedad de técnicas de visualización (histogramas, diagramas de dispersión, gráficos de barras, etc.) y estadísticas descriptivas (media, mediana, desviación estándar, etc.) para explorar la distribución de tus datos, identificar patrones, tendencias y relaciones entre variables. Esto te ayuda a comprender mejor la naturaleza de tus datos y a formular hipótesis para análisis posteriores.</text:span></text:p>
        </text:list-item>
        <text:list-item text:style-override="L22">
          <text:p text:style-name="P19"><text:span text:style-name="Strong_20_Emphasis"><text:span text:style-name="T9">Análisis de correlación y asociación</text:span></text:span><text:span text:style-name="T9">: Calcula correlaciones entre variables numéricas para identificar relaciones lineales y utiliza técnicas como tablas de contingencia y coeficientes de correlación para explorar asociaciones entre variables categóricas. Esto te permite comprender la interdependencia entre diferentes características y su impacto en el fenómeno que estás estudiando.</text:span></text:p>
        </text:list-item>
        <text:list-item text:style-override="L23">
          <text:p text:style-name="P20"><text:span text:style-name="Strong_20_Emphasis"><text:span text:style-name="T9">Análisis de tendencias y patrones temporales</text:span></text:span><text:span text:style-name="T9">: Si tus datos incluyen información temporal, realiza análisis de series temporales para identificar tendencias, estacionalidad y cambios a lo largo del tiempo. Esto te ayuda a entender la evolución de tus datos y a tomar decisiones informadas basadas en el tiempo.</text:span></text:p>
          <text:p text:style-name="P14"><text:span text:style-name="T11"><text:line-break/></text:span></text:p>
          <text:p text:style-name="P14"><text:soft-page-break/><text:span text:style-name="T27">Explorar y Analizar Datos: Herramientas </text:span><text:span text:style-name="T11"><text:line-break/> </text:span></text:p>
        </text:list-item>
        <text:list-item>
          <text:p text:style-name="P14"><text:span text:style-name="Strong_20_Emphasis"><text:span text:style-name="T10">head()</text:span></text:span><text:span text:style-name="T11">: Proporciona una vista previa de las primeras filas de los datos, lo que te permite obtener <text:s/>una rápida impresión de la estructura y contenido del conjunto de datos.</text:span></text:p>
        </text:list-item>
      </text:list>
      <text:list text:style-name="L8">
        <text:list-item>
          <text:p text:style-name="P7"><text:span text:style-name="Strong_20_Emphasis"><text:span text:style-name="T9">info()</text:span></text:span><text:span text:style-name="T9">: Ofrece info</text:span><text:span text:style-name="T17">r</text:span><text:span text:style-name="T9">mación sobre el tipo de datos en cada columna y los valores no nulos, lo que te ayuda a comprender la composición del conjunto de datos y a identificar posibles problemas, como valores faltantes o tipos de datos incorrectos.</text:span></text:p>
        </text:list-item>
      </text:list>
      <text:list text:style-name="L9">
        <text:list-item>
          <text:p text:style-name="P8"><text:span text:style-name="Strong_20_Emphasis"><text:span text:style-name="T9">Descripción estadística</text:span></text:span><text:span text:style-name="T9">: Utiliza la función </text:span><text:span text:style-name="Source_20_Text"><text:span text:style-name="T9">describe()</text:span></text:span><text:span text:style-name="T9"> para obtener estadísticas resumidas de las columnas numéricas, incluyendo media, mediana, mínimo, máximo y percentiles.</text:span></text:p>
        </text:list-item>
      </text:list>
      <text:list text:style-name="L10">
        <text:list-item>
          <text:p text:style-name="P9"><text:span text:style-name="Strong_20_Emphasis"><text:span text:style-name="T9">Conteo de valores únicos</text:span></text:span><text:span text:style-name="T9">: Emplea </text:span><text:span text:style-name="Source_20_Text"><text:span text:style-name="T9">nunique()</text:span></text:span><text:span text:style-name="T9"> o </text:span><text:span text:style-name="Source_20_Text"><text:span text:style-name="T9">value_counts()</text:span></text:span><text:span text:style-name="T9"> para entender la distribución de valores en una columna, especialmente útil para variables categóricas o de texto.</text:span></text:p>
        </text:list-item>
      </text:list>
      <text:list text:style-name="L11">
        <text:list-item>
          <text:p text:style-name="P10"><text:span text:style-name="Strong_20_Emphasis"><text:span text:style-name="T9">Visualización de datos</text:span></text:span><text:span text:style-name="T9">: Utiliza bibliotecas como Matplotlib, Seaborn o Plotly para crear gráficos como histogramas, diagramas de dispersión y diagramas de caja para comprender mejor los patrones y relaciones en los datos.</text:span></text:p>
        </text:list-item>
      </text:list>
      <text:list text:style-name="L12">
        <text:list-item>
          <text:p text:style-name="P11"><text:span text:style-name="Strong_20_Emphasis"><text:span text:style-name="T9">Manejo de valores nulos</text:span></text:span><text:span text:style-name="T9">: Además de </text:span><text:span text:style-name="Source_20_Text"><text:span text:style-name="T9">info()</text:span></text:span><text:span text:style-name="T9">, utiliza </text:span><text:span text:style-name="Source_20_Text"><text:span text:style-name="T9">isnull()</text:span></text:span><text:span text:style-name="T9"> para identificar valores nulos y considera opciones como eliminar, imputar o tener en cuenta estos valores en tu análisis.</text:span></text:p>
        </text:list-item>
      </text:list>
      <text:list text:style-name="L13">
        <text:list-item>
          <text:p text:style-name="P12"><text:span text:style-name="Strong_20_Emphasis"><text:span text:style-name="T9">Correlaciones entre variables</text:span></text:span><text:span text:style-name="T9">: Calcula la matriz de correlación con </text:span><text:span text:style-name="Source_20_Text"><text:span text:style-name="T9">corr()</text:span></text:span><text:span text:style-name="T9"> para identificar relaciones lineales entre variables numéricas y entender cómo pueden influir en el resultado de tu análisis.</text:span></text:p>
        </text:list-item>
      </text:list>
      <text:list text:style-name="L14">
        <text:list-item>
          <text:p text:style-name="P13"><text:span text:style-name="Strong_20_Emphasis"><text:span text:style-name="T9">Análisis de tendencias en el tiempo</text:span></text:span><text:span text:style-name="T9">: Si tus datos son series temporales, explora la tendencia temporal con gráficos de líneas o diagramas de dispersión con una dimensión temporal para revelar patrones estacionales y cambios a lo largo del tiempo.</text:span></text:p>
        </text:list-item>
      </text:list>
      <text:p text:style-name="P4"><text:span text:style-name="T2"><text:line-break/></text:span></text:p>
      <text:p text:style-name="P3"><text:span text:style-name="T5">PASAJE FORMATO JSON A DATAFRAME</text:span><text:span text:style-name="T4">:</text:span><text:span text:style-name="T2"><text:line-break/><text:line-break/>*Estructura del JSON:*<text:line-break/></text:span></text:p>
      <text:p text:style-name="P6"><text:span text:style-name="T11">Asegúrate de que el JSON esté correctamente estructurado. A veces, el JSON puede contener anidamientos profundos o formatos incompatibles que dificultan su interpretación como un DataFrame tabular. Para garantizar que la información se vea correctamente en el DataFrame, puedes seguir estos pasos:<text:line-break/>1. **Aplanar las estructuras anidadas:** Si el JSON tiene columnas anidadas o listas de </text:span><text:soft-page-break/><text:span text:style-name="T11">diccionarios, puedes aplanar estas estructuras para que los datos sean más legibles en el DataFrame. Por ejemplo, puedes convertir las listas de diccionarios en columnas separadas o en listas de valores.<text:line-break/>2. **Especificar la orientación del JSON:** Cuando cargas el JSON en el DataFrame, asegúrate de especificar la orientación adecuada del JSON. Dependiendo de la estructura del JSON, puedes usar orient='records', orient='columns', orient='index', o orient='values'.<text:line-break/>3. **Verificar el formato de las columnas:** Asegúrate de que el formato de las columnas en el DataFrame sea adecuado. Por ejemplo, si hay columnas que contienen listas de valores, puedes convertirlas en cadenas separadas por comas o en listas de valores.<text:line-break/><text:line-break/></text:span><text:span text:style-name="T16">IDENTIFICACION DE PROBLEMAS:</text:span><text:span text:style-name="T11"><text:line-break/><text:line-break/>- **Identificar Valores Nulos o Ausentes:**<text:line-break/> <text:s/>- Utilizar la función `.isnull().sum()` para identificar campos con valores nulos o ausentes, lo que podría indicar datos faltantes o incompletos en los perfiles de LinkedIn.<text:line-break/>- **Analizar Valores Atípicos:**<text:line-break/> <text:s/>- Realizar un análisis descriptivo utilizando `.describe()` para identificar valores extremadamente altos o bajos en los datos, lo que podría indicar la presencia de valores atípicos o errores.<text:line-break/>- **Identificar Inconsistencias de Formato:**<text:line-break/> <text:s/>- Examinar diferentes campos, como el género, utilizando `.value_counts()` para identificar inconsistencias en el formato de los datos, como diferentes representaciones de la misma información.<text:line-break/>- **Identificar Datos Erróneos o Irrelevantes:**<text:line-break/> <text:s/>- Inspeccionar las primeras filas de los datos con `.head()` para identificar posibles datos erróneos o irrelevantes que podrían haber sido capturados por error.<text:line-break/>- **Buscar Duplicados:**<text:line-break/> <text:s/>- Utilizar `.duplicated().sum()` para buscar filas duplicadas en los datos, lo que podría indicar errores o problemas en la recopilación de datos.<text:line-break/>- **Verificar Inconsistencias en los Datos:**<text:line-break/> <text:s/>- Analizar campos como la edad utilizando `.describe()` para verificar la coherencia de los datos, identificando posibles inconsistencias como rangos de edad incoherentes.<text:line-break/>- **Examinar Correlaciones Inesperadas:**<text:line-break/> <text:s/>- Utilizar `.corr()` para examinar las correlaciones entre diferentes variables y detectar posibles relaciones inesperadas que puedan indicar errores en los datos o problemas subyacentes.<text:line-break/><text:line-break/></text:span><text:span text:style-name="T13">**OBSERVACIONES:**</text:span><text:span text:style-name="T11"><text:line-break/>`pip install pandas xlrd` (asegurarse tener instalada la biblioteca pandas y xlrd para poder leer archivos Excel).<text:line-break/><text:line-break/></text:span><text:soft-page-break/><text:span text:style-name="T15">Formas de depurar un DataFrame en Pandas:</text:span><text:span text:style-name="T11"><text:line-break/></text:span></text:p>
      <text:p text:style-name="P6"><text:span text:style-name="Strong_20_Emphasis"><text:span text:style-name="T11"><text:s text:c="11"/></text:span></text:span><text:span text:style-name="Strong_20_Emphasis"><text:span text:style-name="T1">Identificar Valores Nulos o Ausentes:</text:span></text:span></text:p>
      <text:list text:style-name="L25">
        <text:list-header>
          <text:p text:style-name="P21">Utiliza la función <text:span text:style-name="Source_20_Text">.isnull().sum()</text:span> para identificar campos con valores nulos o ausentes. Estos valores pueden indicar datos faltantes o incompletos en los perfiles de LinkedIn.</text:p>
        </text:list-header>
      </text:list>
      <text:list text:style-name="L26">
        <text:list-item>
          <text:p text:style-name="P22"><text:span text:style-name="Strong_20_Emphasis">Analizar Valores Atípicos:</text:span></text:p>
        </text:list-item>
      </text:list>
      <text:list text:style-name="L27">
        <text:list-header>
          <text:p text:style-name="P23">Realiza un análisis descriptivo utilizando <text:span text:style-name="Source_20_Text">.describe()</text:span> para identificar valores extremadamente altos o bajos en los datos. Estos valores podrían indicar la presencia de valores atípicos o errores en la recopilación de datos.</text:p>
        </text:list-header>
      </text:list>
      <text:list text:style-name="L28">
        <text:list-item>
          <text:p text:style-name="P24"><text:span text:style-name="Strong_20_Emphasis">Identificar Inconsistencias de Formato:</text:span></text:p>
        </text:list-item>
      </text:list>
      <text:list text:style-name="L29">
        <text:list-header>
          <text:p text:style-name="P25">Examina diferentes campos, como el género, utilizando <text:span text:style-name="Source_20_Text">.value_counts()</text:span> para identificar inconsistencias en el formato de los datos. Por ejemplo, podrías encontrar diferentes representaciones de la misma información, lo que indica inconsistencias en la entrada de datos.</text:p>
        </text:list-header>
      </text:list>
      <text:list text:style-name="L30">
        <text:list-item>
          <text:p text:style-name="P26"><text:span text:style-name="Strong_20_Emphasis">Identificar Datos Erróneos o Irrelevantes:</text:span></text:p>
        </text:list-item>
      </text:list>
      <text:list text:style-name="L31">
        <text:list-header>
          <text:p text:style-name="P27">Inspecciona las primeras filas de los datos con <text:span text:style-name="Source_20_Text">.head()</text:span> para identificar posibles datos erróneos o irrelevantes que podrían haber sido capturados por error durante la recopilación de datos.</text:p>
        </text:list-header>
      </text:list>
      <text:list text:style-name="L32">
        <text:list-item>
          <text:p text:style-name="P28"><text:span text:style-name="Strong_20_Emphasis">Buscar Duplicados:</text:span></text:p>
        </text:list-item>
      </text:list>
      <text:list text:style-name="L33">
        <text:list-header>
          <text:p text:style-name="P29">Utiliza <text:span text:style-name="Source_20_Text">.duplicated().sum()</text:span> para buscar filas duplicadas en los datos. La presencia de duplicados puede indicar errores o problemas en la recopilación de datos que deben ser investigados y tratados.</text:p>
        </text:list-header>
      </text:list>
      <text:list text:style-name="L34">
        <text:list-item>
          <text:p text:style-name="P30"><text:span text:style-name="Strong_20_Emphasis">Verificar Inconsistencias en los Datos:</text:span></text:p>
        </text:list-item>
      </text:list>
      <text:list text:style-name="L35">
        <text:list-header>
          <text:p text:style-name="P31">Analiza campos como la edad utilizando <text:span text:style-name="Source_20_Text">.describe()</text:span> para verificar la coherencia de los datos. Por ejemplo, podrías identificar posibles inconsistencias como rangos de edad incoherentes, lo que requeriría una revisión más detallada de los datos.</text:p>
        </text:list-header>
      </text:list>
      <text:list text:style-name="L36">
        <text:list-item>
          <text:p text:style-name="P32"><text:span text:style-name="Strong_20_Emphasis">Examinar Correlaciones Inesperadas:</text:span></text:p>
        </text:list-item>
      </text:list>
      <text:list text:style-name="L37">
        <text:list-header>
          <text:p text:style-name="P33">Utiliza <text:span text:style-name="Source_20_Text">.corr()</text:span> para examinar las correlaciones entre diferentes variables y detectar posibles relaciones inesperadas. Estas correlaciones podrían indicar errores en los datos o problemas subyacentes que necesitan ser investigados más a fondo.</text:p>
        </text:list-header>
      </text:list>
      <text:p text:style-name="P40"><text:span text:style-name="T11"><text:line-break/><text:line-break/></text:span></text:p>
      <text:p text:style-name="P40"><text:span text:style-name="Strong_20_Emphasis"><text:span text:style-name="T11"/></text:span></text:p>
      <text:p text:style-name="P40"><text:span text:style-name="Strong_20_Emphasis"><text:span text:style-name="T11"/></text:span></text:p>
      <text:p text:style-name="P40"><text:soft-page-break/><text:span text:style-name="Strong_20_Emphasis"><text:span text:style-name="T22">CONSIDERACIONES IMPORTANTES DF</text:span></text:span></text:p>
      <text:list text:style-name="L45">
        <text:list-item>
          <text:p text:style-name="P41"><text:span text:style-name="Strong_20_Emphasis"><text:span text:style-name="T1">Variables categóricas:</text:span></text:span><text:span text:style-name="T2"> Si las columnas de tipo object contienen variables categóricas (por ejemplo, "industryName", "locationName"), es posible que desees codificarlas de alguna manera para que puedan ser utilizadas por algoritmos de aprendizaje automático. Esto puede hacerse mediante técnicas como la codificación one-hot o la codificación ordinal.</text:span></text:p>
        </text:list-item>
      </text:list>
      <text:list text:style-name="L39">
        <text:list-item>
          <text:p text:style-name="P34"><text:span text:style-name="Strong_20_Emphasis">Texto libre:</text:span> Si algunas columnas contienen texto libre (por ejemplo, "summary", "headline"), es posible que desees realizar algún tipo de procesamiento de lenguaje natural (NLP) para extraer características relevantes o realizar análisis de sentimientos, dependiendo de la tarea de IA que estés abordando.</text:p>
        </text:list-item>
      </text:list>
      <text:list text:style-name="L40">
        <text:list-item>
          <text:p text:style-name="P35"><text:span text:style-name="Strong_20_Emphasis">Otros tipos de datos:</text:span> Si algunas columnas de tipo object contienen otros tipos de datos que no son categóricos o texto, como fechas o identificadores, puede ser necesario convertirlos a tipos de datos más apropiados (por ejemplo, fechas a tipo datetime, identificadores a tipo int).</text:p>
        </text:list-item>
      </text:list>
      <text:list text:style-name="L41">
        <text:list-item>
          <text:p text:style-name="P36"><text:span text:style-name="Strong_20_Emphasis">Datos faltantes:</text:span> Antes de realizar cualquier análisis o modelado, es importante manejar los datos faltantes de manera adecuada. Puedes optar por eliminar las filas con datos faltantes, imputar los valores faltantes con la media, la mediana o algún otro método, o incluso considerar el uso de técnicas más avanzadas como la imputación con modelos predictivos.</text:p>
        </text:list-item>
      </text:list>
      <text:list text:style-name="L42">
        <text:list-item>
          <text:p text:style-name="P37"><text:span text:style-name="Strong_20_Emphasis">Balance de clases:</text:span> Si estás trabajando con un problema de clasificación y tus clases están desbalanceadas, es decir, hay una gran diferencia en el número de muestras entre las clases, considera técnicas de muestreo para equilibrar las clases, como el muestreo estratificado o la generación de muestras sintéticas.</text:p>
        </text:list-item>
      </text:list>
      <text:list text:style-name="L43">
        <text:list-item>
          <text:p text:style-name="P38"><text:span text:style-name="Strong_20_Emphasis">Escalado de características:</text:span> Algunos algoritmos de aprendizaje automático pueden ser sensibles a la escala de las características. Considera escalar o normalizar las características numéricas para asegurarte de que todas tengan un rango similar.</text:p>
        </text:list-item>
      </text:list>
      <text:list text:style-name="L44">
        <text:list-item>
          <text:p text:style-name="P39"><text:span text:style-name="Strong_20_Emphasis">Selección de características:</text:span> Si tienes un gran número de características, es posible que desees realizar una selección de características para reducir la dimensionalidad y mejorar la eficiencia computacional del modelo. Puedes utilizar técnicas como la eliminación de características con poca importancia o la selección de características basada en modelos.</text:p>
        </text:list-item>
      </text:list>
      <text:p text:style-name="P5"><text:span text:style-name="T2"><text:line-break/><text:line-break/></text:span></text:p>
      <text:p text:style-name="P2"/>
      <text:p text:style-name="P2"/>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eelawadee" svg:font-family="Leelawade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14:28:33.319000000</meta:creation-date>
    <dc:date>2024-06-11T00:11:33.325000000</dc:date>
    <meta:editing-duration>PT3H33M10S</meta:editing-duration>
    <meta:editing-cycles>15</meta:editing-cycles>
    <meta:generator>LibreOffice/24.2.2.2$Windows_X86_64 LibreOffice_project/d56cc158d8a96260b836f100ef4b4ef25d6f1a01</meta:generator>
    <meta:document-statistic meta:table-count="0" meta:image-count="0" meta:object-count="0" meta:page-count="6" meta:paragraph-count="45" meta:word-count="1550" meta:character-count="10722" meta:non-whitespace-character-count="9204"/>
  </office:meta>
</office:document-meta>
</file>